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ja" style:country-asian="JP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53in" svg:x="0.8669in" svg:y="1.2343in">
            <draw:object draw:notify-on-update-of-ranges="Sheet1.A1:Sheet1.A5 Sheet1.B1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9067in" svg:y="5.352in">
            <draw:object draw:notify-on-update-of-ranges="Sheet1.A1:Sheet1.A5 Sheet1.C1:Sheet1.C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case#1 </text:p>
          </table:table-cell>
          <table:table-cell office:value-type="float" office:value="63000">
            <text:p>63000</text:p>
          </table:table-cell>
          <table:table-cell office:value-type="float" office:value="28459">
            <text:p>28459</text:p>
          </table:table-cell>
        </table:table-row>
        <table:table-row table:style-name="ro1">
          <table:table-cell office:value-type="string">
            <text:p>case#2</text:p>
          </table:table-cell>
          <table:table-cell office:value-type="float" office:value="66244">
            <text:p>66244</text:p>
          </table:table-cell>
          <table:table-cell office:value-type="float" office:value="28356">
            <text:p>28356</text:p>
          </table:table-cell>
        </table:table-row>
        <table:table-row table:style-name="ro1">
          <table:table-cell office:value-type="string">
            <text:p>case#3</text:p>
          </table:table-cell>
          <table:table-cell office:value-type="float" office:value="61421">
            <text:p>61421</text:p>
          </table:table-cell>
          <table:table-cell office:value-type="float" office:value="28190">
            <text:p>28190</text:p>
          </table:table-cell>
        </table:table-row>
        <table:table-row table:style-name="ro1">
          <table:table-cell office:value-type="string">
            <text:p>case#4</text:p>
          </table:table-cell>
          <table:table-cell office:value-type="float" office:value="65258">
            <text:p>65258</text:p>
          </table:table-cell>
          <table:table-cell office:value-type="float" office:value="28526">
            <text:p>28526</text:p>
          </table:table-cell>
        </table:table-row>
        <table:table-row table:style-name="ro1">
          <table:table-cell office:value-type="string">
            <text:p>case#5</text:p>
          </table:table-cell>
          <table:table-cell office:value-type="float" office:value="62752">
            <text:p>62752</text:p>
          </table:table-cell>
          <table:table-cell office:value-type="float" office:value="28936">
            <text:p>2893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2kara </meta:initial-creator>
    <meta:creation-date>2012-06-05T21:38:14</meta:creation-date>
    <dc:date>2012-06-05T21:56:49</dc:date>
    <dc:creator>co2kara </dc:creator>
    <meta:editing-duration>PT3M25S</meta:editing-duration>
    <meta:editing-cycles>2</meta:editing-cycles>
    <meta:generator>LibreOffice/3.5$Linux_x86 LibreOffice_project/350m1$Build-202</meta:generator>
    <meta:document-statistic meta:table-count="3" meta:cell-count="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="gradient" draw:fill-color="#99284c" draw:fill-gradient-name="Linear_20_blue_2f_whit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966cm" svg:y="0.316cm" chart:style-name="ch2">
          <text:p>messenger send performance</text:p>
        </chart:title>
        <chart:subtitle svg:x="6.646cm" svg:y="1.275cm" chart:style-name="ch3">
          <text:p>environment#1</text:p>
        </chart:subtitle>
        <chart:plot-area chart:style-name="ch4" table:cell-range-address="Sheet1.A1:Sheet1.B5" chart:data-source-has-labels="column" svg:x="0.769cm" svg:y="2.318cm" svg:width="14.591cm" svg:height="6.088cm">
          <chartooo:coordinate-region svg:x="1.946cm" svg:y="2.518cm" svg:width="13.414cm" svg:height="5.242cm"/>
          <chart:axis chart:dimension="x" chart:name="primary-x" chart:style-name="ch5" chartooo:axis-type="auto">
            <chartooo:date-scale/>
            <chart:categories table:cell-range-address="Sheet1.A1:Sheet1.A5"/>
          </chart:axis>
          <chart:axis chart:dimension="y" chart:name="primary-y" chart:style-name="ch6"/>
          <chart:series chart:style-name="ch7" chart:values-cell-range-address="Sheet1.B1:Sheet1.B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ase#1 </text:p>
                <draw:g>
                  <svg:desc>Sheet1.A1:Sheet1.A5</svg:desc>
                </draw:g>
              </table:table-cell>
              <table:table-cell office:value-type="float" office:value="63000">
                <text:p>63000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case#2</text:p>
              </table:table-cell>
              <table:table-cell office:value-type="float" office:value="66244">
                <text:p>66244</text:p>
              </table:table-cell>
            </table:table-row>
            <table:table-row>
              <table:table-cell office:value-type="string">
                <text:p>case#3</text:p>
              </table:table-cell>
              <table:table-cell office:value-type="float" office:value="61421">
                <text:p>61421</text:p>
              </table:table-cell>
            </table:table-row>
            <table:table-row>
              <table:table-cell office:value-type="string">
                <text:p>case#4</text:p>
              </table:table-cell>
              <table:table-cell office:value-type="float" office:value="65258">
                <text:p>65258</text:p>
              </table:table-cell>
            </table:table-row>
            <table:table-row>
              <table:table-cell office:value-type="string">
                <text:p>case#5</text:p>
              </table:table-cell>
              <table:table-cell office:value-type="float" office:value="62752">
                <text:p>62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Rectangular_20_red_2f_whit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="gradient" draw:fill-color="#004586" draw:fill-gradient-name="Rectangular_20_red_2f_whit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67cm" svg:y="0.316cm" chart:style-name="ch2">
          <text:p>messenger send performance</text:p>
        </chart:title>
        <chart:subtitle svg:x="6.647cm" svg:y="1.275cm" chart:style-name="ch3">
          <text:p>environment#0</text:p>
        </chart:subtitle>
        <chart:plot-area chart:style-name="ch4" table:cell-range-address="Sheet1.A1:Sheet1.A5 Sheet1.C1:Sheet1.C5" chart:data-source-has-labels="column" svg:x="0.77cm" svg:y="2.318cm" svg:width="14.59cm" svg:height="6.082cm">
          <chartooo:coordinate-region svg:x="1.947cm" svg:y="2.518cm" svg:width="13.413cm" svg:height="5.236cm"/>
          <chart:axis chart:dimension="x" chart:name="primary-x" chart:style-name="ch5" chartooo:axis-type="auto">
            <chartooo:date-scale/>
            <chart:categories table:cell-range-address="Sheet1.A1:Sheet1.A5"/>
          </chart:axis>
          <chart:axis chart:dimension="y" chart:name="primary-y" chart:style-name="ch6"/>
          <chart:series chart:style-name="ch7" chart:values-cell-range-address="Sheet1.C1:Sheet1.C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se#1 </text:p>
                <draw:g>
                  <svg:desc>Sheet1.A1:Sheet1.A5</svg:desc>
                </draw:g>
              </table:table-cell>
              <table:table-cell office:value-type="float" office:value="28459">
                <text:p>28459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case#2</text:p>
              </table:table-cell>
              <table:table-cell office:value-type="float" office:value="28356">
                <text:p>28356</text:p>
              </table:table-cell>
            </table:table-row>
            <table:table-row>
              <table:table-cell office:value-type="string">
                <text:p>case#3</text:p>
              </table:table-cell>
              <table:table-cell office:value-type="float" office:value="28190">
                <text:p>28190</text:p>
              </table:table-cell>
            </table:table-row>
            <table:table-row>
              <table:table-cell office:value-type="string">
                <text:p>case#4</text:p>
              </table:table-cell>
              <table:table-cell office:value-type="float" office:value="28526">
                <text:p>28526</text:p>
              </table:table-cell>
            </table:table-row>
            <table:table-row>
              <table:table-cell office:value-type="string">
                <text:p>case#5</text:p>
              </table:table-cell>
              <table:table-cell office:value-type="float" office:value="28936">
                <text:p>28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</office:styles>
</office:document-styles>
</file>